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1.6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5cm" fo:min-width="2.153cm"/>
    </style:style>
    <style:style style:name="gr3" style:family="graphic" style:parent-style-name="standard">
      <style:graphic-properties draw:stroke="none" svg:stroke-color="#000000" draw:fill="none" draw:fill-color="#ffffff" fo:min-height="1.585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 draw:fill-color="#ffffff"/>
      <style:text-properties style:font-name="Nimbus Roman" fo:font-size="18pt" fo:font-style="italic" style:font-size-asian="18pt" style:font-size-complex="18pt"/>
    </style:style>
    <style:style style:name="P2" style:family="paragraph">
      <loext:graphic-properties draw:fill="solid" draw:fill-color="#729fcf"/>
      <style:paragraph-properties fo:text-align="center"/>
      <style:text-properties style:font-name="Nimbus Roman" fo:font-size="18pt" fo:font-style="italic" style:font-size-asian="18pt" style:font-size-complex="18pt"/>
    </style:style>
    <style:style style:name="P3" style:family="paragraph">
      <loext:graphic-properties draw:fill="solid"/>
      <style:paragraph-properties fo:text-align="center"/>
      <style:text-properties style:font-name="Nimbus Roman" fo:font-size="18pt" fo:font-style="italic" style:font-size-asian="18pt" style:font-size-complex="18pt"/>
    </style:style>
    <style:style style:name="T1" style:family="text">
      <style:text-properties style:text-position="0% 100%" style:font-name="Nimbus Roman" fo:font-size="18pt" fo:font-style="italic" style:font-size-asian="18pt" style:font-size-complex="18pt"/>
    </style:style>
    <style:style style:name="T2" style:family="text">
      <style:text-properties style:text-position="33% 58%" style:font-name="Nimbus Roman" fo:font-size="18pt" fo:font-style="italic" style:font-size-asian="18pt" style:font-size-complex="18pt"/>
    </style:style>
    <style:style style:name="T3" style:family="text">
      <style:text-properties style:text-position="-33% 58%" style:font-name="Nimbus Roman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" fo:font-size="18pt" fo:font-style="italic" style:font-size-asian="18pt" style:font-size-complex="18pt"/>
    </style:style>
    <style:style style:name="T5" style:family="text">
      <style:text-properties style:text-position="-33% 58%" style:font-name="Nimbus Roman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34cm" svg:height="1.797cm" svg:x="1.1cm" svg:y="7.693cm">
          <draw:text-box>
            <text:p><text:span text:style-name="T1">r</text:span><text:span text:style-name="T2">f</text:span><text:span text:style-name="T3">0</text:span></text:p>
          </draw:text-box>
        </draw:frame>
        <draw:frame draw:style-name="gr1" draw:text-style-name="P1" draw:layer="layout" svg:width="2.134cm" svg:height="1.797cm" svg:x="4.991cm" svg:y="7.693cm">
          <draw:text-box>
            <text:p><text:span text:style-name="T1">r</text:span><text:span text:style-name="T2">f</text:span><text:span text:style-name="T3">2</text:span></text:p>
          </draw:text-box>
        </draw:frame>
        <draw:frame draw:style-name="gr2" draw:text-style-name="P1" draw:layer="layout" svg:width="2.653cm" svg:height="1.565cm" svg:x="6.804cm" svg:y="7.852cm">
          <draw:text-box>
            <text:p><text:span text:style-name="T4">...</text:span></text:p>
          </draw:text-box>
        </draw:frame>
        <draw:frame draw:style-name="gr3" draw:text-style-name="P1" draw:layer="layout" svg:width="3.277cm" svg:height="1.835cm" svg:x="25.677cm" svg:y="7.655cm">
          <draw:text-box>
            <text:p><text:span text:style-name="T1">r</text:span><text:span text:style-name="T2">f</text:span><text:span text:style-name="T5">N</text:span></text:p>
          </draw:text-box>
        </draw:frame>
        <draw:custom-shape draw:style-name="gr4" draw:text-style-name="P2" draw:layer="layout" svg:width="0.205cm" svg:height="0.205cm" svg:x="1.6cm" svg:y="3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4cm" svg:height="0.205cm" svg:x="5.703cm" svg:y="0.4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5cm" svg:height="0.205cm" svg:x="9.813cm" svg:y="1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4cm" svg:height="0.205cm" svg:x="13.913cm" svg:y="3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5cm" svg:height="0.205cm" svg:x="17.981cm" svg:y="1.9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5cm" svg:height="0.204cm" svg:x="26.18cm" svg:y="3.25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714cm" svg:y1="6.516cm" svg:x2="26.291cm" svg:y2="6.516cm">
          <text:p/>
        </draw:line>
        <draw:line draw:style-name="gr5" draw:text-style-name="P3" draw:layer="layout" svg:x1="1.714cm" svg:y1="5.083cm" svg:x2="1.714cm" svg:y2="7.746cm">
          <text:p/>
        </draw:line>
        <draw:line draw:style-name="gr5" draw:text-style-name="P3" draw:layer="layout" svg:x1="3.763cm" svg:y1="5.083cm" svg:x2="3.763cm" svg:y2="7.746cm">
          <text:p/>
        </draw:line>
        <draw:line draw:style-name="gr5" draw:text-style-name="P3" draw:layer="layout" svg:x1="5.811cm" svg:y1="5.083cm" svg:x2="5.811cm" svg:y2="7.746cm">
          <text:p/>
        </draw:line>
        <draw:line draw:style-name="gr5" draw:text-style-name="P3" draw:layer="layout" svg:x1="7.859cm" svg:y1="5.083cm" svg:x2="7.859cm" svg:y2="7.746cm">
          <text:p/>
        </draw:line>
        <draw:line draw:style-name="gr5" draw:text-style-name="P3" draw:layer="layout" svg:x1="9.907cm" svg:y1="5.083cm" svg:x2="9.907cm" svg:y2="7.746cm">
          <text:p/>
        </draw:line>
        <draw:line draw:style-name="gr5" draw:text-style-name="P3" draw:layer="layout" svg:x1="11.955cm" svg:y1="5.083cm" svg:x2="11.955cm" svg:y2="7.746cm">
          <text:p/>
        </draw:line>
        <draw:line draw:style-name="gr5" draw:text-style-name="P3" draw:layer="layout" svg:x1="14.003cm" svg:y1="5.083cm" svg:x2="14.003cm" svg:y2="7.746cm">
          <text:p/>
        </draw:line>
        <draw:line draw:style-name="gr5" draw:text-style-name="P3" draw:layer="layout" svg:x1="16.051cm" svg:y1="5.083cm" svg:x2="16.051cm" svg:y2="7.746cm">
          <text:p/>
        </draw:line>
        <draw:line draw:style-name="gr5" draw:text-style-name="P3" draw:layer="layout" svg:x1="18.099cm" svg:y1="5.083cm" svg:x2="18.099cm" svg:y2="7.746cm">
          <text:p/>
        </draw:line>
        <draw:line draw:style-name="gr5" draw:text-style-name="P3" draw:layer="layout" svg:x1="20.147cm" svg:y1="5.083cm" svg:x2="20.147cm" svg:y2="7.746cm">
          <text:p/>
        </draw:line>
        <draw:line draw:style-name="gr5" draw:text-style-name="P3" draw:layer="layout" svg:x1="22.195cm" svg:y1="5.083cm" svg:x2="22.195cm" svg:y2="7.746cm">
          <text:p/>
        </draw:line>
        <draw:line draw:style-name="gr5" draw:text-style-name="P3" draw:layer="layout" svg:x1="24.243cm" svg:y1="5.083cm" svg:x2="24.243cm" svg:y2="7.746cm">
          <text:p/>
        </draw:line>
        <draw:line draw:style-name="gr5" draw:text-style-name="P3" draw:layer="layout" svg:x1="26.291cm" svg:y1="5.083cm" svg:x2="26.291cm" svg:y2="7.746cm">
          <text:p/>
        </draw:line>
        <draw:custom-shape draw:style-name="gr4" draw:text-style-name="P2" draw:layer="layout" svg:width="0.205cm" svg:height="0.204cm" svg:x="22.097cm" svg:y="4.28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34cm" svg:height="1.797cm" svg:x="2.967cm" svg:y="7.693cm">
          <draw:text-box>
            <text:p><text:span text:style-name="T1">r</text:span><text:span text:style-name="T2">f</text:span><text:span text:style-name="T3">1</text:span></text:p>
          </draw:text-box>
        </draw:frame>
        <draw:custom-shape draw:style-name="gr4" draw:text-style-name="P2" draw:layer="layout" svg:width="0.205cm" svg:height="0.205cm" svg:x="3.654cm" svg:y="1.3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5cm" svg:height="0.205cm" svg:x="7.773cm" svg:y="0.6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4cm" svg:height="0.205cm" svg:x="11.844cm" svg:y="3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5cm" svg:height="0.205cm" svg:x="15.957cm" svg:y="3.3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4cm" svg:height="0.204cm" svg:x="20.054cm" svg:y="2.8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05cm" svg:height="0.204cm" svg:x="24.15cm" svg:y="4.2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09:19.610764678</dc:date>
    <meta:editing-duration>PT2H11M28S</meta:editing-duration>
    <meta:editing-cycles>57</meta:editing-cycles>
    <meta:generator>LibreOffice/6.3.2.2$MacOSX_X86_64 LibreOffice_project/98b30e735bda24bc04ab42594c85f7fd8be07b9c</meta:generator>
    <meta:document-statistic meta:object-count="32"/>
  </office:meta>
</office:document-meta>
</file>